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10a3" officeooo:paragraph-rsid="000910a3"/>
    </style:style>
    <style:style style:name="P2" style:family="paragraph" style:parent-style-name="Standard">
      <style:text-properties officeooo:rsid="000a3d1c" officeooo:paragraph-rsid="000f7c11"/>
    </style:style>
    <style:style style:name="P3" style:family="paragraph" style:parent-style-name="Standard">
      <style:text-properties officeooo:rsid="001439a4" officeooo:paragraph-rsid="001439a4"/>
    </style:style>
    <style:style style:name="T1" style:family="text">
      <style:text-properties officeooo:rsid="000a3d1c"/>
    </style:style>
    <style:style style:name="T2" style:family="text">
      <style:text-properties officeooo:rsid="000dbb5b"/>
    </style:style>
    <style:style style:name="T3" style:family="text">
      <style:text-properties officeooo:rsid="000f7c11"/>
    </style:style>
    <style:style style:name="T4" style:family="text">
      <style:text-properties officeooo:rsid="00129a6c"/>
    </style:style>
    <style:style style:name="T5" style:family="text">
      <style:text-properties officeooo:rsid="0014a1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gratulations on deciding to pursue Mandarin Chinese as your next language! The goal of this <text:span text:style-name="T1">lesson is to familiarize you with the Mandarin tool Pinyin, which is used as a phonetic tool for learning Mandarin Chinese. </text:span></text:p>
      <text:p text:style-name="P1"/>
      <text:p text:style-name="P2">Mandarin Chinese is a tonal language and there <text:span text:style-name="T2">are </text:span>4 tones used for speaking, and one unstressed tone. Each tone is represented in pinyin by a line above a character:</text:p>
      <text:p text:style-name="P2">“我” <text:span text:style-name="T3">which means “</text:span>I, me” <text:span text:style-name="T3">is represented in pinyin as “</text:span>wǒ”. <text:span text:style-name="T4">The line over the O represents the third tone, which is a falling then rising tone. </text:span></text:p>
      <text:p text:style-name="P2"/>
      <text:p text:style-name="P3">[include audio here]</text:p>
      <text:p text:style-name="P3"/>
      <text:p text:style-name="P3">We will include the pinyin and pronunciation audio along with each new vocabulary used. We suggest speaking each new term aloud when it is introduced to help with the tonal pronunciation. <text:span text:style-name="T5">Once again we congratulate you for your mandarin learning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6T10:00:43.723508972</meta:creation-date>
    <dc:date>2021-08-16T11:57:45.255513720</dc:date>
    <meta:editing-duration>PT6M26S</meta:editing-duration>
    <meta:editing-cycles>9</meta:editing-cycles>
    <meta:generator>LibreOffice/7.1.4.2$Linux_X86_64 LibreOffice_project/10$Build-2</meta:generator>
    <meta:document-statistic meta:table-count="0" meta:image-count="0" meta:object-count="0" meta:page-count="1" meta:paragraph-count="5" meta:word-count="138" meta:character-count="794" meta:non-whitespace-character-count="660"/>
  </office:meta>
</office:document-meta>
</file>